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Devanagari" svg:font-family="'Adobe Devanagari'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4.417cm" fo:min-width="5.1cm"/>
    </style:style>
    <style:style style:name="gr3" style:family="graphic" style:parent-style-name="standard">
      <style:graphic-properties draw:fill-color="#81aca6" draw:textarea-horizontal-align="justify" draw:textarea-vertical-align="middle" draw:auto-grow-height="false" fo:min-height="0.817cm" fo:min-width="3.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3.737cm" fo:min-width="3.1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8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65cm" fo:min-width="2.2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1cm" fo:min-width="2.2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1cm" fo:min-width="2.3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877cm"/>
      <style:paragraph-properties style:writing-mode="lr-tb"/>
    </style:style>
    <style:style style:name="gr14" style:family="graphic" style:parent-style-name="standard">
      <style:graphic-properties draw:textarea-vertical-align="middle" draw:auto-grow-height="false" fo:min-height="0.919cm" fo:min-width="1.312cm" fo:wrap-option="wrap"/>
    </style:style>
    <style:style style:name="pr1" style:family="presentation" style:parent-style-name="Default-subtitle">
      <style:graphic-properties draw:fill-color="#ffffff" draw:auto-grow-height="true" fo:min-height="16.25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505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12.819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7.74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2.7000007629395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style:writing-mode="lr-tb"/>
      <style:text-properties style:font-name="Adobe Devanagari"/>
    </style:style>
    <style:style style:name="P5" style:family="paragraph">
      <style:paragraph-properties fo:text-align="center"/>
    </style:style>
    <style:style style:name="P6" style:family="paragraph">
      <loext:graphic-properties draw:fill-color="#81aca6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4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4pt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 style:writing-mode="lr-tb"/>
      <style:text-properties fo:font-size="24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c9211e" loext:opacity="100%" fo:font-size="24pt"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margin-left="0cm" fo:margin-right="0cm" fo:text-align="start" fo:text-indent="0cm" style:writing-mode="lr-tb"/>
    </style:style>
    <style:style style:name="P19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dobe Devanagari"/>
    </style:style>
    <style:style style:name="P20" style:family="paragraph">
      <style:paragraph-properties fo:margin-left="0cm" fo:margin-right="0cm" fo:margin-top="0.533cm" fo:margin-bottom="0cm" fo:text-indent="0cm"/>
    </style:style>
    <style:style style:name="T1" style:family="text">
      <style:text-properties fo:color="#c9211e" loext:opacity="100%" fo:font-size="44pt" style:font-size-asian="44pt" style:font-size-complex="44pt"/>
    </style:style>
    <style:style style:name="T2" style:family="text">
      <style:text-properties fo:font-size="42.7000007629395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Adobe Devanagari" fo:font-size="28pt" style:font-size-asian="22pt" style:font-size-complex="22pt"/>
    </style:style>
    <style:style style:name="T5" style:family="text">
      <style:text-properties style:font-name="Adobe Devanagari" fo:font-size="28pt" style:text-underline-style="solid" style:text-underline-width="auto" style:text-underline-color="font-color" style:font-size-asian="22pt" style:font-size-complex="22pt"/>
    </style:style>
    <style:style style:name="T6" style:family="text">
      <style:text-properties style:font-name="Adobe Devanagari" fo:font-size="26pt" style:font-size-asian="20pt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/>
    </style:style>
    <style:style style:name="T9" style:family="text">
      <style:text-properties fo:font-size="18pt" style:font-size-asian="14pt" style:font-size-complex="14pt"/>
    </style:style>
    <style:style style:name="T10" style:family="text">
      <style:text-properties fo:font-size="24pt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00ff00" loext:opacity="100%" fo:font-size="11pt" fo:font-weight="bold" style:font-size-asian="11pt" style:font-weight-asian="bold" style:font-size-complex="11pt" style:font-weight-complex="bold"/>
    </style:style>
    <style:style style:name="T13" style:family="text">
      <style:text-properties fo:color="#c9211e" loext:opacity="100%" fo:font-size="11pt" fo:font-style="italic" fo:font-weight="bold" style:font-size-asian="11pt" style:font-weight-asian="bold" style:font-size-complex="11pt" style:font-weight-complex="bold"/>
    </style:style>
    <style:style style:name="T14" style:family="text">
      <style:text-properties style:font-name="Courier New1" fo:font-size="14pt" style:font-size-asian="14pt" style:font-size-complex="14pt"/>
    </style:style>
    <style:style style:name="T15" style:family="text">
      <style:text-properties style:font-name="Adobe Devanagari"/>
    </style:style>
    <style:style style:name="T16" style:family="text">
      <style:text-properties style:font-name="Adobe Devanagari" fo:font-style="italic" style:font-style-asian="italic" style:font-style-complex="italic"/>
    </style:style>
    <style:style style:name="T17" style:family="text">
      <style:text-properties style:font-name="Adobe Devanagari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1cm" svg:x="1.4cm" svg:y="0.837cm" presentation:class="subtitle">
          <draw:text-box>
            <text:p><text:span text:style-name="T1">Some system calls related to files</text:span></text:p>
            <text:p><text:span text:style-name="T2"/></text:p>
            <text:p><text:span text:style-name="T2">Abhijit A M</text:span></text:p>
            <text:p><text:span text:style-name="T2">abhijit.comp@coep.ac.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6cm" presentation:class="title" presentation:user-transformed="true">
          <draw:text-box>
            <text:p><text:span text:style-name="T3">System Calls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4">Kernel provided functions </text:span></text:p>
              </text:list-item>
              <text:list-item>
                <text:p><text:span text:style-name="T4">Run in Kernel mode</text:span></text:p>
              </text:list-item>
              <text:list-item>
                <text:p><text:span text:style-name="T5">Essentially invoked through </text:span><text:span text:style-name="T5">the Software Interrupt </text:span><text:span text:style-name="T5">instruction (“INT”) </text:span></text:p>
                <text:list>
                  <text:list-item>
                    <text:p><text:span text:style-name="T6">INT -&gt; Lookup in IVT -&gt; </text:span><text:span text:style-name="T6">jump to kernel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7">List of open files</text:span></text:p>
          </draw:text-box>
        </draw:frame>
        <draw:custom-shape draw:style-name="gr2" draw:text-style-name="P5" draw:layer="layout" svg:width="5.6cm" svg:height="14.667cm" svg:x="5.8cm" svg:y="5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4.2cm" svg:height="1.067cm" svg:x="6.4cm" svg:y="9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cm" svg:height="1.067cm" svg:x="6.4cm" svg:y="10.1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cm" svg:height="1.067cm" svg:x="6.4cm" svg:y="11.1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cm" svg:height="1.067cm" svg:x="6.4cm" svg:y="12.2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cm" svg:height="1.067cm" svg:x="6.4cm" svg:y="13.333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2cm" svg:height="1.283cm" svg:x="6cm" svg:y="7.733cm">
          <draw:text-box>
            <text:p><text:span text:style-name="T8">fd [ ]</text:span></text:p>
          </draw:text-box>
        </draw:frame>
        <draw:connector draw:style-name="gr5" draw:text-style-name="P8" draw:layer="layout" draw:type="lines" svg:x1="10.6cm" svg:y1="9.599cm" svg:x2="13.545cm" svg:y2="7.01cm" draw:start-shape="id1" draw:start-glue-point="1" svg:d="M10600 9599h501l2444-2589" svg:viewBox="0 0 2946 2590">
          <text:p/>
        </draw:connector>
        <draw:custom-shape draw:style-name="gr6" draw:text-style-name="P5" draw:layer="layout" svg:width="3.655cm" svg:height="3.987cm" svg:x="13.545cm" svg:y="9.34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6cm" svg:height="2.139cm" svg:x="13.6cm" svg:y="8.133cm">
          <draw:text-box>
            <text:p><text:span text:style-name="T9">struct file</text:span></text:p>
          </draw:text-box>
        </draw:frame>
        <draw:custom-shape draw:style-name="gr6" draw:text-style-name="P5" draw:layer="layout" svg:width="3.655cm" svg:height="3.987cm" svg:x="18cm" svg:y="11.479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6cm" svg:height="2.139cm" svg:x="18.055cm" svg:y="10.266cm">
          <draw:text-box>
            <text:p text:style-name="P9"><text:span text:style-name="T9">struct file</text:span></text:p>
          </draw:text-box>
        </draw:frame>
        <draw:line draw:style-name="gr5" draw:text-style-name="P8" draw:layer="layout" svg:x1="9.8cm" svg:y1="10.666cm" svg:x2="18cm" svg:y2="11.479cm">
          <text:p/>
        </draw:line>
        <draw:line draw:style-name="gr5" draw:text-style-name="P8" draw:layer="layout" svg:x1="10.2cm" svg:y1="11.733cm" svg:x2="15.6cm" svg:y2="16.8cm">
          <text:p/>
        </draw:line>
        <draw:custom-shape draw:style-name="gr6" draw:text-style-name="P5" draw:layer="layout" svg:width="3.655cm" svg:height="3.987cm" svg:x="15.5cm" svg:y="16.547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6cm" svg:height="2.139cm" svg:x="15.555cm" svg:y="15.334cm">
          <draw:text-box>
            <text:p text:style-name="P9"><text:span text:style-name="T9">struct file</text:span></text:p>
          </draw:text-box>
        </draw:frame>
        <draw:frame draw:style-name="gr8" draw:text-style-name="P11" draw:layer="layout" svg:width="15.4cm" svg:height="1.195cm" svg:x="-0.2cm" svg:y="19.733cm">
          <draw:text-box>
            <text:p text:style-name="P10"><text:span text:style-name="T10">In kernel, record for the process</text:span></text:p>
          </draw:text-box>
        </draw:frame>
        <draw:frame draw:style-name="gr9" draw:text-style-name="P13" draw:layer="layout" svg:width="1.8cm" svg:height="5.075cm" svg:x="4.7cm" svg:y="9.2cm">
          <draw:text-box>
            <text:p text:style-name="P12"><text:span text:style-name="T8">0</text:span></text:p>
            <text:p text:style-name="P12"><text:span text:style-name="T8">1</text:span></text:p>
            <text:p text:style-name="P12"><text:span text:style-name="T8">2</text:span></text:p>
            <text:p text:style-name="P12"><text:span text:style-name="T8">3</text:span></text:p>
            <text:p text:style-name="P12"><text:span text:style-name="T8">4</text:span></text:p>
          </draw:text-box>
        </draw:frame>
        <draw:frame draw:style-name="gr10" draw:text-style-name="P14" draw:layer="layout" svg:width="2.758cm" svg:height="3.215cm" svg:x="14.1cm" svg:y="9.733cm">
          <draw:text-box>
            <text:p text:style-name="P5"><text:span text:style-name="T11">Info about </text:span></text:p>
            <text:p text:style-name="P5"><text:span text:style-name="T11">Standard </text:span></text:p>
            <text:p text:style-name="P5"><text:span text:style-name="T11">Input file</text:span></text:p>
            <text:p text:style-name="P5"><text:span text:style-name="T11"/></text:p>
            <text:p text:style-name="P5"><text:span text:style-name="T12">File pos</text:span><text:span text:style-name="T11">, etc</text:span></text:p>
          </draw:text-box>
        </draw:frame>
        <draw:frame draw:style-name="gr11" draw:text-style-name="P14" draw:layer="layout" svg:width="2.758cm" svg:height="3.791cm" svg:x="18.503cm" svg:y="11.58cm">
          <draw:text-box>
            <text:p text:style-name="P5"><text:span text:style-name="T11">Info about </text:span></text:p>
            <text:p text:style-name="P5"><text:span text:style-name="T11">Standard </text:span></text:p>
            <text:p text:style-name="P5"><text:span text:style-name="T11">output file</text:span></text:p>
            <text:p text:style-name="P5"><text:span text:style-name="T11"/></text:p>
            <text:p text:style-name="P15"><text:span text:style-name="T12">File pos</text:span><text:span text:style-name="T11">, etc</text:span></text:p>
            <text:p text:style-name="P5"><text:span text:style-name="T11"/></text:p>
          </draw:text-box>
        </draw:frame>
        <draw:frame draw:style-name="gr10" draw:text-style-name="P14" draw:layer="layout" svg:width="2.758cm" svg:height="3.215cm" svg:x="16.01cm" svg:y="17.333cm">
          <draw:text-box>
            <text:p text:style-name="P5"><text:span text:style-name="T11">Info about </text:span></text:p>
            <text:p text:style-name="P5"><text:span text:style-name="T11">Standard </text:span></text:p>
            <text:p text:style-name="P5"><text:span text:style-name="T11">Error file</text:span></text:p>
            <text:p text:style-name="P5"><text:span text:style-name="T11"/></text:p>
            <text:p text:style-name="P15"><text:span text:style-name="T12">File pos</text:span><text:span text:style-name="T11">, etc</text:span></text:p>
          </draw:text-box>
        </draw:frame>
        <draw:custom-shape draw:style-name="gr6" draw:text-style-name="P5" draw:layer="layout" svg:width="3.655cm" svg:height="3.987cm" svg:x="22.545cm" svg:y="16.279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6cm" svg:height="2.139cm" svg:x="22.6cm" svg:y="15.066cm">
          <draw:text-box>
            <text:p text:style-name="P9"><text:span text:style-name="T9">struct file</text:span></text:p>
          </draw:text-box>
        </draw:frame>
        <draw:frame draw:style-name="gr12" draw:text-style-name="P14" draw:layer="layout" svg:width="2.822cm" svg:height="3.791cm" svg:x="23.055cm" svg:y="16.398cm">
          <draw:text-box>
            <text:p text:style-name="P5"><text:span text:style-name="T11">Info</text:span></text:p>
            <text:p text:style-name="P5"><text:span text:style-name="T11">About </text:span></text:p>
            <text:p text:style-name="P5"><text:span text:style-name="T13">/etc/</text:span><text:span text:style-name="T11">passwd </text:span></text:p>
            <text:p text:style-name="P5"><text:span text:style-name="T11">file</text:span></text:p>
            <text:p text:style-name="P5"><text:span text:style-name="T11"/></text:p>
            <text:p text:style-name="P15"><text:span text:style-name="T12">File pos</text:span><text:span text:style-name="T11">, etc</text:span></text:p>
          </draw:text-box>
        </draw:frame>
        <draw:line draw:style-name="gr5" draw:text-style-name="P8" draw:layer="layout" svg:x1="9.8cm" svg:y1="13.066cm" svg:x2="22.4cm" svg:y2="16.266cm">
          <text:p/>
        </draw:line>
        <draw:frame draw:style-name="gr13" draw:text-style-name="P7" draw:layer="layout" svg:width="11.6cm" svg:height="4.127cm" svg:x="16.2cm" svg:y="4.037cm">
          <draw:text-box>
            <text:p><text:span text:style-name="T8">Program did</text:span></text:p>
            <text:p><text:span text:style-name="T14">rfd = open(“/etc/passwd”, O_RDONL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6cm" presentation:class="title" presentation:user-transformed="true">
          <draw:text-box>
            <text:p><text:span text:style-name="T3">File system related system calls</text:span></text:p>
          </draw:text-box>
        </draw:frame>
        <draw:frame presentation:style-name="pr4" draw:text-style-name="P4" draw:layer="layout" svg:width="25.8cm" svg:height="15.687cm" svg:x="1.4cm" svg:y="4.913cm" presentation:class="outline" presentation:user-transformed="true">
          <draw:text-box>
            <text:list text:style-name="L2">
              <text:list-item>
                <text:p xml:id="id2" text:id="id2"><text:span text:style-name="T4">To get permission to “access” <text:s/>the file</text:span></text:p>
                <text:list>
                  <text:list-item>
                    <text:p xml:id="id3" text:id="id3"><text:span text:style-name="T4">open()</text:span></text:p>
                  </text:list-item>
                </text:list>
              </text:list-item>
              <text:list-item>
                <text:p xml:id="id4" text:id="id4"><text:span text:style-name="T4">To read sequentially from a file that has ben open() ed </text:span></text:p>
                <text:list>
                  <text:list-item>
                    <text:p xml:id="id5" text:id="id5"><text:span text:style-name="T4">read()</text:span></text:p>
                  </text:list-item>
                </text:list>
              </text:list-item>
              <text:list-item>
                <text:p xml:id="id6" text:id="id6"><text:span text:style-name="T4">To write sequetially to a file that has been open() ed</text:span></text:p>
                <text:list>
                  <text:list-item>
                    <text:p xml:id="id7" text:id="id7"><text:span text:style-name="T4">write()</text:span></text:p>
                  </text:list-item>
                </text:list>
              </text:list-item>
              <text:list-item>
                <text:p xml:id="id8" text:id="id8"><text:span text:style-name="T4">To change “file position” anywhere</text:span></text:p>
                <text:list>
                  <text:list-item>
                    <text:p xml:id="id9" text:id="id9"><text:span text:style-name="T4">lseek()</text:span></text:p>
                  </text:list-item>
                </text:list>
              </text:list-item>
              <text:list-item>
                <text:p xml:id="id10" text:id="id10"><text:span text:style-name="T4">To release access to the file</text:span></text:p>
                <text:list>
                  <text:list-item>
                    <text:p xml:id="id11" text:id="id11"><text:span text:style-name="T4">close()</text:span></text:p>
                  </text:list-item>
                </text:list>
              </text:list-item>
              <text:list-item>
                <text:p xml:id="id12" text:id="id12"><text:span text:style-name="T4">More: <text:s/>dup(), dup3(), fcntl(), flock(), lockf(), ..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3">Example: cat program</text:span></text:p>
          </draw:text-box>
        </draw:frame>
        <draw:frame presentation:style-name="pr5" draw:text-style-name="P19" draw:layer="layout" svg:width="25.199cm" svg:height="14.912cm" svg:x="1.4cm" svg:y="3.547cm" presentation:class="subtitle" presentation:user-transformed="true">
          <draw:text-box>
            <text:p text:style-name="P17"><text:span text:style-name="T4">int main(int argc, char *argv[]) {</text:span></text:p>
            <text:p text:style-name="P17"><text:span text:style-name="T4"><text:s text:c="4"/></text:span><text:span text:style-name="T4">int fd;</text:span></text:p>
            <text:p text:style-name="P17"><text:span text:style-name="T4"><text:s text:c="4"/></text:span><text:span text:style-name="T4">char ch;</text:span></text:p>
            <text:p text:style-name="P17"><text:span text:style-name="T4"><text:s text:c="4"/></text:span><text:span text:style-name="T4">fd = open(argv[1], O_RDONLY);</text:span></text:p>
            <text:p text:style-name="P17"><text:span text:style-name="T4"><text:s text:c="4"/></text:span><text:span text:style-name="T4">if(fd == -1) {</text:span></text:p>
            <text:p text:style-name="P18"><text:span text:style-name="T4"><text:s text:c="8"/></text:span><text:span text:style-name="T4">perror("mycat: ");</text:span></text:p>
            <text:p text:style-name="P18"><text:span text:style-name="T4"><text:s text:c="8"/></text:span><text:span text:style-name="T4">exit(errno);</text:span></text:p>
            <text:p text:style-name="P17"><text:span text:style-name="T4"><text:s text:c="4"/></text:span><text:span text:style-name="T4">}</text:span></text:p>
            <text:p text:style-name="P17"><text:span text:style-name="T4"><text:s text:c="4"/></text:span><text:span text:style-name="T4">while(read(fd, &amp;ch, 1))</text:span></text:p>
            <text:p text:style-name="P17"><text:span text:style-name="T4"><text:s text:c="8"/></text:span><text:span text:style-name="T4">putchar(ch);</text:span><text:span text:style-name="T4"><text:tab/></text:span></text:p>
            <text:p text:style-name="P17"><text:span text:style-name="T4"><text:s text:c="4"/></text:span><text:span text:style-name="T4">return 0;</text:span></text:p>
            <text:p text:style-name="P17"><text:span text:style-name="T4">}</text:span></text:p>
            <text:p text:style-name="P17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3" draw:text-style-name="P3" draw:layer="layout" svg:width="25.199cm" svg:height="3.505cm" svg:x="1.4cm" svg:y="-0.963cm" presentation:class="title" presentation:user-transformed="true">
          <draw:text-box>
            <text:p><text:span text:style-name="T3">Example: cp program</text:span></text:p>
          </draw:text-box>
        </draw:frame>
        <draw:frame presentation:style-name="pr6" draw:text-style-name="P19" draw:layer="layout" svg:width="25.199cm" svg:height="21.794cm" svg:x="1.4cm" svg:y="0.106cm" presentation:class="subtitle" presentation:user-transformed="true">
          <draw:text-box>
            <text:p text:style-name="P17"><text:span text:style-name="T4">int main(int argc, char *argv[]) {</text:span></text:p>
            <text:p text:style-name="P17"><text:span text:style-name="T4"><text:s text:c="4"/></text:span><text:span text:style-name="T4">int fd, fdw;</text:span></text:p>
            <text:p text:style-name="P17"><text:span text:style-name="T4"><text:s text:c="4"/></text:span><text:span text:style-name="T4">char ch;</text:span></text:p>
            <text:p text:style-name="P17"><text:span text:style-name="T4"><text:s text:c="4"/></text:span><text:span text:style-name="T4">fd = open(argv[1], O_RDONLY);</text:span></text:p>
            <text:p text:style-name="P17"><text:span text:style-name="T4"><text:s text:c="4"/></text:span><text:span text:style-name="T4">if(fd == -1) {</text:span></text:p>
            <text:p text:style-name="P17"><text:span text:style-name="T4"><text:s text:c="8"/></text:span><text:span text:style-name="T4">perror("open failed:");</text:span></text:p>
            <text:p text:style-name="P17"><text:span text:style-name="T4"><text:s text:c="8"/></text:span><text:span text:style-name="T4">return errno;</text:span></text:p>
            <text:p text:style-name="P17"><text:span text:style-name="T4"><text:s text:c="4"/></text:span><text:span text:style-name="T4">}</text:span></text:p>
            <text:p text:style-name="P17"><text:span text:style-name="T4"><text:s text:c="4"/></text:span><text:span text:style-name="T4">fdw = open(argv[2], O_WRONLY | O_CREAT, S_IRUSR);</text:span></text:p>
            <text:p text:style-name="P17"><text:span text:style-name="T4"><text:s text:c="4"/></text:span><text:span text:style-name="T4">if(fdw == -1) {</text:span></text:p>
            <text:p text:style-name="P17"><text:span text:style-name="T4"><text:s text:c="8"/></text:span><text:span text:style-name="T4">perror("open failed:");</text:span></text:p>
            <text:p text:style-name="P17"><text:span text:style-name="T4"><text:s text:c="8"/></text:span><text:span text:style-name="T4">return errno;</text:span></text:p>
            <text:p text:style-name="P17"><text:span text:style-name="T4"><text:s text:c="4"/></text:span><text:span text:style-name="T4">}</text:span></text:p>
            <text:p text:style-name="P17"><text:span text:style-name="T4"><text:s text:c="4"/></text:span><text:span text:style-name="T4">while(read(fd, &amp;ch, 1))</text:span></text:p>
            <text:p text:style-name="P17"><text:span text:style-name="T4"><text:s text:c="8"/></text:span><text:span text:style-name="T4">write(fdw, &amp;ch, 1);</text:span></text:p>
            <text:p text:style-name="P17"><text:span text:style-name="T4"><text:s text:c="4"/></text:span><text:span text:style-name="T4">return 0;</text:span></text:p>
            <text:p text:style-name="P17"><text:span text:style-name="T4">}</text:span></text:p>
            <text:p text:style-name="P17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3">Standard file descriptors 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13" text:id="id13"><text:span text:style-name="T15">stdin (0), stdout(1), stderr(2)</text:span></text:p>
              </text:list-item>
              <text:list-item>
                <text:p xml:id="id14" text:id="id14"><text:span text:style-name="T15">Already open when a process begins</text:span></text:p>
              </text:list-item>
              <text:list-item>
                <text:p xml:id="id15" text:id="id15"><text:span text:style-name="T15">Can be closed! </text:span></text:p>
              </text:list-item>
              <text:list-item>
                <text:p xml:id="id16" text:id="id16"><text:span text:style-name="T15">stdin</text:span></text:p>
                <text:list>
                  <text:list-item>
                    <text:p xml:id="id17" text:id="id17"><text:span text:style-name="T15">Read from keyboard</text:span></text:p>
                  </text:list-item>
                </text:list>
              </text:list-item>
              <text:list-item>
                <text:p xml:id="id18" text:id="id18"><text:span text:style-name="T15">stdout, stderr</text:span></text:p>
                <text:list>
                  <text:list-item>
                    <text:p xml:id="id19" text:id="id19"><text:span text:style-name="T15">Write to screen, but two different “streams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3">Standard file descriptors </text:span></text:p>
          </draw:text-box>
        </draw:frame>
        <draw:frame presentation:style-name="pr4" draw:text-style-name="P4" draw:layer="layout" svg:width="10.4cm" svg:height="12.179cm" svg:x="1.4cm" svg:y="4.913cm" presentation:class="outline" presentation:user-transformed="true">
          <draw:text-box>
            <text:list text:style-name="L2">
              <text:list-item>
                <text:p xml:id="id20" text:id="id20"><text:span text:style-name="T15">Stdin(0)</text:span></text:p>
                <text:list>
                  <text:list-header>
                    <text:p xml:id="id21" text:id="id21"><text:span text:style-name="T15">ch= getchar();</text:span></text:p>
                    <text:p xml:id="id22" text:id="id22"><text:span text:style-name="T16">is equivalent to</text:span></text:p>
                    <text:p xml:id="id23" text:id="id23"><text:span text:style-name="T15">read(0, &amp;ch, 1);</text:span></text:p>
                  </text:list-header>
                </text:list>
              </text:list-item>
              <text:list-item>
                <text:p xml:id="id24" text:id="id24"><text:span text:style-name="T15">Stdout(1)</text:span></text:p>
                <text:list>
                  <text:list-header>
                    <text:p xml:id="id25" text:id="id25"><text:span text:style-name="T15">printf(“hello”) </text:span></text:p>
                    <text:p xml:id="id26" text:id="id26"><text:span text:style-name="T16">is equivalent to</text:span></text:p>
                    <text:p xml:id="id27" text:id="id27"><text:span text:style-name="T15">write(1, “hello”, 5);</text:span></text:p>
                  </text:list-header>
                </text:list>
              </text:list-item>
            </text:list>
          </draw:text-box>
        </draw:frame>
        <draw:frame presentation:style-name="pr4" draw:text-style-name="P4" draw:layer="layout" svg:width="10.4cm" svg:height="7.6cm" svg:x="13.6cm" svg:y="5cm" presentation:class="outline" presentation:user-transformed="true">
          <draw:text-box>
            <text:list text:style-name="L2">
              <text:list-item>
                <text:p xml:id="id28" text:id="id28"><text:span text:style-name="T15">Stderr(2)</text:span></text:p>
                <text:list>
                  <text:list-header>
                    <text:p xml:id="id29" text:id="id29"><text:span text:style-name="T15">fprintf(stderr, ‘hello’)</text:span></text:p>
                    <text:p xml:id="id30" text:id="id30"><text:span text:style-name="T16">is equivalent to</text:span></text:p>
                    <text:p xml:id="id31" text:id="id31"><text:span text:style-name="T15">write(2, “hello”, 5);</text:span></text:p>
                  </text:list-header>
                </text:list>
                <text:p><text:span text:style-name="T15"/></text:p>
              </text:list-item>
            </text:list>
          </draw:text-box>
        </draw:frame>
        <draw:custom-shape draw:style-name="gr14" draw:text-style-name="P5" draw:layer="layout" svg:width="4.8cm" svg:height="3.505cm" svg:x="1.4cm" svg:y="0.83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3">Redirection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32" text:id="id32"><text:span text:style-name="T15">Output redirection</text:span></text:p>
                <text:list>
                  <text:list-header>
                    <text:p xml:id="id33" text:id="id33"><text:span text:style-name="T15">close(1);</text:span></text:p>
                    <text:p xml:id="id34" text:id="id34" text:style-name="P20"><text:span text:style-name="T15">fd = open(...., O_WRONLY);</text:span></text:p>
                  </text:list-header>
                </text:list>
              </text:list-item>
              <text:list-item>
                <text:p xml:id="id35" text:id="id35"><text:span text:style-name="T15">Input redirection</text:span></text:p>
                <text:list>
                  <text:list-header>
                    <text:p xml:id="id36" text:id="id36"><text:span text:style-name="T15">close(0);</text:span></text:p>
                    <text:p xml:id="id37" text:id="id37"><text:span text:style-name="T15">fd = open(...., O_RDONLY);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3">dup()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38" text:id="id38"><text:span text:style-name="T15">Duplicates a file descriptor </text:span></text:p>
                <text:list>
                  <text:list-item>
                    <text:p xml:id="id39" text:id="id39"><text:span text:style-name="T17">Essentially the “struct file *” in the kernel fdarray is copied ! </text:span></text:p>
                  </text:list-item>
                </text:list>
              </text:list-item>
              <text:list-item>
                <text:p xml:id="id40" text:id="id40"><text:span text:style-name="T15">Example</text:span></text:p>
                <text:list>
                  <text:list-header>
                    <text:p xml:id="id41" text:id="id41"><text:span text:style-name="T15">fd = open(..., O_RDONLY);</text:span></text:p>
                    <text:p xml:id="id42" text:id="id42"><text:span text:style-name="T15">close(0);</text:span></text:p>
                    <text:p xml:id="id43" text:id="id43"><text:span text:style-name="T15">dup(fd);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Devanagari" svg:font-family="'Adobe Devanagari'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false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0000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4cm" fo:margin-bottom="0cm" fo:text-indent="0cm"/>
      <style:text-properties fo:color="#000000" loext:opacity="100%" fo:font-size="28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97cm" fo:margin-bottom="0cm" fo:text-indent="0cm"/>
      <style:text-properties fo:color="#009900" loext:opacity="100%" fo:font-size="24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false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662cm" fo:margin-bottom="0cm" fo:text-indent="0cm"/>
      <style:text-properties fo:font-variant="normal" fo:text-transform="none" fo:color="#0000cc" loext:opacity="10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531cm" fo:margin-bottom="0cm" fo:text-indent="0cm"/>
      <style:text-properties fo:color="#000000" loext:opacity="100%" fo:font-size="37.5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395cm" fo:margin-bottom="0cm" fo:text-indent="0cm"/>
      <style:text-properties fo:color="#009900" loext:opacity="100%" fo:font-size="32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262cm" fo:margin-bottom="0cm" fo:text-indent="0cm"/>
      <style:text-properties fo:font-size="26.7000007629395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loext:opacity="10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3.507cm" svg:x="1.4cm" svg:y="0.836cm" presentation:class="title" presentation:placeholder="true">
        <draw:text-box/>
      </draw:frame>
      <draw:frame presentation:style-name="simple-abhijit-outline1" draw:layer="backgroundobjects" svg:width="25.199cm" svg:height="12.179cm" svg:x="1.4cm" svg:y="4.912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draw:frame presentation:style-name="simple-abhijit_5f_-title" draw:layer="backgroundobjects" svg:width="25.199cm" svg:height="3.507cm" svg:x="1.4cm" svg:y="0.836cm" presentation:class="title" presentation:placeholder="true">
        <draw:text-box/>
      </draw:frame>
      <draw:frame presentation:style-name="simple-abhijit_5f_-outline1" draw:layer="backgroundobjects" svg:width="25.199cm" svg:height="12.179cm" svg:x="1.4cm" svg:y="4.912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1T11:01:49.697917216</meta:creation-date>
    <dc:date>2024-02-08T21:17:31.126710273</dc:date>
    <meta:editing-duration>P1DT22H17M14S</meta:editing-duration>
    <meta:editing-cycles>91</meta:editing-cycles>
    <meta:generator>LibreOffice/7.3.7.2$Linux_X86_64 LibreOffice_project/30$Build-2</meta:generator>
    <meta:document-statistic meta:object-count="109"/>
  </office:meta>
</office:document-meta>
</file>